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Garamond" svg:font-family="Garamond,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b372f" officeooo:paragraph-rsid="000b372f" style:font-weight-asian="bold" style:font-weight-complex="bold"/>
    </style:style>
    <style:style style:name="P2" style:family="paragraph" style:parent-style-name="Standard">
      <style:text-properties fo:font-weight="bold" officeooo:rsid="000b372f" officeooo:paragraph-rsid="000b372f" fo:background-color="#ffff00" style:font-weight-asian="bold" style:font-weight-complex="bold"/>
    </style:style>
    <style:style style:name="P3" style:family="paragraph" style:parent-style-name="Standard">
      <style:text-properties fo:font-weight="bold" officeooo:rsid="000c587d" officeooo:paragraph-rsid="000c587d" fo:background-color="#ffff00" style:font-weight-asian="bold" style:font-weight-complex="bold"/>
    </style:style>
    <style:style style:name="P4" style:family="paragraph" style:parent-style-name="Standard">
      <style:text-properties fo:font-weight="bold" officeooo:rsid="0015fd48" officeooo:paragraph-rsid="0015fd48" fo:background-color="#ffff00" style:font-weight-asian="bold" style:font-weight-complex="bold"/>
    </style:style>
    <style:style style:name="P5" style:family="paragraph" style:parent-style-name="Standard">
      <style:text-properties fo:font-weight="bold" officeooo:rsid="0010b6ec" officeooo:paragraph-rsid="0010b6ec" fo:background-color="transparent" style:font-weight-asian="bold" style:font-weight-complex="bold"/>
    </style:style>
    <style:style style:name="P6" style:family="paragraph" style:parent-style-name="Standard">
      <style:text-properties fo:font-weight="normal" officeooo:rsid="000b372f" officeooo:paragraph-rsid="000b372f" style:font-weight-asian="normal" style:font-weight-complex="normal"/>
    </style:style>
    <style:style style:name="P7" style:family="paragraph" style:parent-style-name="Standard">
      <style:text-properties fo:font-weight="normal" officeooo:rsid="000b372f" officeooo:paragraph-rsid="000b372f" fo:background-color="transparent" style:font-weight-asian="normal" style:font-weight-complex="normal"/>
    </style:style>
    <style:style style:name="P8" style:family="paragraph" style:parent-style-name="Standard">
      <style:text-properties fo:font-weight="normal" officeooo:rsid="0010b6ec" officeooo:paragraph-rsid="0010b6ec" fo:background-color="transparent" style:font-weight-asian="normal" style:font-weight-complex="normal"/>
    </style:style>
    <style:style style:name="P9" style:family="paragraph" style:parent-style-name="Standard">
      <style:text-properties fo:font-weight="normal" officeooo:rsid="0015fd48" officeooo:paragraph-rsid="0015fd48" fo:background-color="transparent" style:font-weight-asian="normal" style:font-weight-complex="normal"/>
    </style:style>
    <style:style style:name="P10" style:family="paragraph" style:parent-style-name="Standard">
      <style:text-properties fo:color="#c9211e" fo:font-weight="normal" officeooo:rsid="000c587d" officeooo:paragraph-rsid="000c587d" fo:background-color="transparent" style:font-weight-asian="normal" style:font-weight-complex="normal"/>
    </style:style>
    <style:style style:name="P11" style:family="paragraph" style:parent-style-name="Standard">
      <style:text-properties fo:font-variant="normal" fo:text-transform="none" fo:color="#444444" style:font-name="Garamond" fo:font-size="10.5pt" fo:letter-spacing="normal" fo:font-style="normal" fo:font-weight="normal" officeooo:rsid="000c587d" officeooo:paragraph-rsid="000c587d" fo:background-color="transparent" style:font-weight-asian="normal" style:font-weight-complex="normal"/>
    </style:style>
    <style:style style:name="P12" style:family="paragraph" style:parent-style-name="Standard">
      <style:text-properties fo:font-weight="normal" officeooo:rsid="0015fd48" officeooo:paragraph-rsid="0015fd48" fo:background-color="transparent" style:font-weight-asian="normal" style:font-weight-complex="normal"/>
    </style:style>
    <style:style style:name="P13" style:family="paragraph" style:parent-style-name="Standard" style:list-style-name="L1">
      <style:text-properties fo:font-weight="normal" officeooo:rsid="0019860b" officeooo:paragraph-rsid="0019860b" fo:background-color="transparent" style:font-weight-asian="normal" style:font-weight-complex="normal"/>
    </style:style>
    <style:style style:name="P14" style:family="paragraph" style:parent-style-name="Standard" style:list-style-name="L1">
      <style:text-properties fo:font-weight="normal" officeooo:rsid="001a6eb7" officeooo:paragraph-rsid="001a6eb7" fo:background-color="transparent" style:font-weight-asian="normal" style:font-weight-complex="normal"/>
    </style:style>
    <style:style style:name="P15" style:family="paragraph" style:parent-style-name="Standard" style:list-style-name="L1">
      <style:text-properties fo:font-weight="normal" officeooo:rsid="001b7a26" officeooo:paragraph-rsid="001b7a26" fo:background-color="transparent" style:font-weight-asian="normal" style:font-weight-complex="normal"/>
    </style:style>
    <style:style style:name="P16" style:family="paragraph" style:parent-style-name="Standard" style:list-style-name="L1">
      <style:text-properties fo:font-weight="normal" officeooo:rsid="001d5880" officeooo:paragraph-rsid="001d5880" fo:background-color="transparent" style:font-weight-asian="normal" style:font-weight-complex="normal"/>
    </style:style>
    <style:style style:name="P17" style:family="paragraph" style:parent-style-name="Standard" style:list-style-name="L1">
      <style:text-properties fo:font-weight="normal" officeooo:rsid="001f0ece" officeooo:paragraph-rsid="001f0ece" fo:background-color="transparent" style:font-weight-asian="normal" style:font-weight-complex="normal"/>
    </style:style>
    <style:style style:name="P18" style:family="paragraph" style:parent-style-name="Standard" style:list-style-name="L1">
      <style:text-properties fo:font-weight="normal" officeooo:rsid="00210555" officeooo:paragraph-rsid="00210555" fo:background-color="transparent" style:font-weight-asian="normal" style:font-weight-complex="normal"/>
    </style:style>
    <style:style style:name="P19" style:family="paragraph" style:parent-style-name="Standard" style:list-style-name="L1">
      <style:text-properties fo:font-weight="normal" officeooo:rsid="00273fcb" officeooo:paragraph-rsid="00273fcb" style:font-weight-asian="normal" style:font-weight-complex="normal"/>
    </style:style>
    <style:style style:name="P20" style:family="paragraph" style:parent-style-name="Standard" style:list-style-name="L1">
      <style:text-properties fo:font-weight="normal" officeooo:rsid="003d71fe" officeooo:paragraph-rsid="003d71fe" style:font-weight-asian="normal" style:font-weight-complex="normal"/>
    </style:style>
    <style:style style:name="P21" style:family="paragraph" style:parent-style-name="Standard">
      <style:text-properties fo:font-weight="normal" officeooo:rsid="003d71fe" officeooo:paragraph-rsid="003d71fe" style:font-weight-asian="normal" style:font-weight-complex="normal"/>
    </style:style>
    <style:style style:name="P22" style:family="paragraph" style:parent-style-name="Standard">
      <style:text-properties fo:font-weight="bold" officeooo:rsid="001d5880" officeooo:paragraph-rsid="001d5880" fo:background-color="transparent" style:font-weight-asian="bold" style:font-weight-complex="bold"/>
    </style:style>
    <style:style style:name="P23" style:family="paragraph" style:parent-style-name="Standard">
      <style:text-properties fo:font-weight="bold" officeooo:rsid="00181651" officeooo:paragraph-rsid="00181651" fo:background-color="#ffff00" style:font-weight-asian="bold" style:font-weight-complex="bold"/>
    </style:style>
    <style:style style:name="P24" style:family="paragraph" style:parent-style-name="Standard" style:list-style-name="L1">
      <style:text-properties fo:font-weight="bold" officeooo:rsid="003b540b" officeooo:paragraph-rsid="003b540b" style:font-weight-asian="bold" style:font-weight-complex="bold"/>
    </style:style>
    <style:style style:name="P25" style:family="paragraph" style:parent-style-name="Standard" style:list-style-name="L1">
      <style:text-properties officeooo:paragraph-rsid="0025b8a0"/>
    </style:style>
    <style:style style:name="P26" style:family="paragraph" style:parent-style-name="Standard" style:list-style-name="L1">
      <style:text-properties officeooo:paragraph-rsid="00273fcb"/>
    </style:style>
    <style:style style:name="P27" style:family="paragraph" style:parent-style-name="Standard" style:list-style-name="L1">
      <style:text-properties officeooo:paragraph-rsid="00333484"/>
    </style:style>
    <style:style style:name="P28" style:family="paragraph" style:parent-style-name="Standard" style:list-style-name="L1">
      <style:text-properties officeooo:rsid="002e250c" officeooo:paragraph-rsid="002e250c"/>
    </style:style>
    <style:style style:name="P29" style:family="paragraph" style:parent-style-name="Standard" style:list-style-name="L1">
      <style:text-properties officeooo:rsid="00333484" officeooo:paragraph-rsid="00333484"/>
    </style:style>
    <style:style style:name="P30" style:family="paragraph" style:parent-style-name="Standard">
      <style:text-properties fo:color="#000000" fo:font-weight="normal" officeooo:paragraph-rsid="003d71fe" fo:background-color="transparent"/>
    </style:style>
    <style:style style:name="P31" style:family="paragraph" style:parent-style-name="Standard">
      <style:text-properties fo:color="#000000" fo:font-weight="normal" officeooo:rsid="003d71fe" officeooo:paragraph-rsid="003d71fe" fo:background-color="transparent" style:font-weight-asian="normal" style:font-weight-complex="normal"/>
    </style:style>
    <style:style style:name="P32" style:family="paragraph" style:parent-style-name="Standard">
      <style:paragraph-properties style:line-height-at-least="0.503cm"/>
      <style:text-properties fo:color="#000000" style:font-name="Droid Sans Mono" fo:font-size="10.5pt" fo:font-weight="normal" fo:background-color="transparent"/>
    </style:style>
    <style:style style:name="P33" style:family="paragraph" style:parent-style-name="Standard">
      <style:paragraph-properties style:line-height-at-least="0.503cm"/>
      <style:text-properties fo:color="#000000" style:font-name="Droid Sans Mono" fo:font-size="10.5pt" fo:font-weight="normal" officeooo:rsid="00424b33" officeooo:paragraph-rsid="00424b33" fo:background-color="transparent"/>
    </style:style>
    <style:style style:name="T1" style:family="text">
      <style:text-properties fo:font-weight="bold" style:font-weight-asian="bold" style:font-weight-complex="bold"/>
    </style:style>
    <style:style style:name="T2" style:family="text">
      <style:text-properties fo:font-weight="bold" officeooo:rsid="000d765a" style:font-weight-asian="bold" style:font-weight-complex="bold"/>
    </style:style>
    <style:style style:name="T3" style:family="text">
      <style:text-properties fo:font-weight="bold" officeooo:rsid="001e3818" style:font-weight-asian="bold" style:font-weight-complex="bold"/>
    </style:style>
    <style:style style:name="T4" style:family="text">
      <style:text-properties fo:font-weight="bold" officeooo:rsid="0021c8b8" style:font-weight-asian="bold" style:font-weight-complex="bold"/>
    </style:style>
    <style:style style:name="T5" style:family="text">
      <style:text-properties fo:font-weight="bold" officeooo:rsid="0043ccf1" style:font-weight-asian="bold" style:font-weight-complex="bold"/>
    </style:style>
    <style:style style:name="T6" style:family="text">
      <style:text-properties fo:font-weight="bold" officeooo:rsid="0045090c" style:font-weight-asian="bold" style:font-weight-complex="bold"/>
    </style:style>
    <style:style style:name="T7" style:family="text">
      <style:text-properties fo:font-weight="bold" officeooo:rsid="000d765a" fo:background-color="#ffff00" loext:char-shading-value="0" style:font-weight-asian="bold" style:font-weight-complex="bold"/>
    </style:style>
    <style:style style:name="T8" style:family="text">
      <style:text-properties fo:font-weight="bold" officeooo:rsid="00226308" fo:background-color="transparent" loext:char-shading-value="0" style:font-weight-asian="bold" style:font-weight-complex="bold"/>
    </style:style>
    <style:style style:name="T9" style:family="text">
      <style:text-properties fo:font-weight="bold" officeooo:rsid="0024447f" fo:background-color="transparent" loext:char-shading-value="0" style:font-weight-asian="bold" style:font-weight-complex="bold"/>
    </style:style>
    <style:style style:name="T10" style:family="text">
      <style:text-properties fo:font-weight="bold" officeooo:rsid="0025b8a0" fo:background-color="transparent" loext:char-shading-value="0"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fo:font-weight="bold" officeooo:rsid="002c4f1c" fo:background-color="transparent" loext:char-shading-value="0" style:font-weight-asian="bold" style:font-weight-complex="bold"/>
    </style:style>
    <style:style style:name="T13" style:family="text">
      <style:text-properties fo:font-weight="bold" officeooo:rsid="002e250c" fo:background-color="transparent" loext:char-shading-value="0" style:font-weight-asian="bold" style:font-weight-complex="bold"/>
    </style:style>
    <style:style style:name="T14" style:family="text">
      <style:text-properties fo:font-weight="bold" officeooo:rsid="002e77e0" fo:background-color="transparent" loext:char-shading-value="0" style:font-weight-asian="bold" style:font-weight-complex="bold"/>
    </style:style>
    <style:style style:name="T15" style:family="text">
      <style:text-properties fo:font-weight="bold" officeooo:rsid="00328354" fo:background-color="transparent" loext:char-shading-value="0" style:font-weight-asian="bold" style:font-weight-complex="bold"/>
    </style:style>
    <style:style style:name="T16" style:family="text">
      <style:text-properties fo:font-weight="bold" officeooo:rsid="00333484" fo:background-color="transparent" loext:char-shading-value="0" style:font-weight-asian="bold" style:font-weight-complex="bold"/>
    </style:style>
    <style:style style:name="T17" style:family="text">
      <style:text-properties fo:font-weight="bold" officeooo:rsid="0043ccf1" style:font-weight-asian="normal" style:font-weight-complex="normal"/>
    </style:style>
    <style:style style:name="T18" style:family="text">
      <style:text-properties officeooo:rsid="001b3601"/>
    </style:style>
    <style:style style:name="T19" style:family="text">
      <style:text-properties officeooo:rsid="001e3818"/>
    </style:style>
    <style:style style:name="T20" style:family="text">
      <style:text-properties fo:font-weight="normal" officeooo:rsid="00226308" fo:background-color="transparent" loext:char-shading-value="0" style:font-weight-asian="normal" style:font-weight-complex="normal"/>
    </style:style>
    <style:style style:name="T21" style:family="text">
      <style:text-properties fo:font-weight="normal" officeooo:rsid="0024447f" fo:background-color="transparent" loext:char-shading-value="0"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fo:font-weight="normal" officeooo:rsid="0025b8a0" fo:background-color="transparent" loext:char-shading-value="0" style:font-weight-asian="normal" style:font-weight-complex="normal"/>
    </style:style>
    <style:style style:name="T24" style:family="text">
      <style:text-properties fo:font-weight="normal" officeooo:rsid="00288aaf" fo:background-color="transparent" loext:char-shading-value="0" style:font-weight-asian="normal" style:font-weight-complex="normal"/>
    </style:style>
    <style:style style:name="T25" style:family="text">
      <style:text-properties fo:font-weight="normal" officeooo:rsid="002c4f1c" fo:background-color="transparent" loext:char-shading-value="0" style:font-weight-asian="normal" style:font-weight-complex="normal"/>
    </style:style>
    <style:style style:name="T26" style:family="text">
      <style:text-properties fo:font-weight="normal" officeooo:rsid="002e250c" fo:background-color="transparent" loext:char-shading-value="0" style:font-weight-asian="normal" style:font-weight-complex="normal"/>
    </style:style>
    <style:style style:name="T27" style:family="text">
      <style:text-properties fo:font-weight="normal" officeooo:rsid="002e77e0" fo:background-color="transparent" loext:char-shading-value="0" style:font-weight-asian="normal" style:font-weight-complex="normal"/>
    </style:style>
    <style:style style:name="T28" style:family="text">
      <style:text-properties fo:font-weight="normal" officeooo:rsid="003044ad" fo:background-color="transparent" loext:char-shading-value="0" style:font-weight-asian="normal" style:font-weight-complex="normal"/>
    </style:style>
    <style:style style:name="T29" style:family="text">
      <style:text-properties fo:font-weight="normal" officeooo:rsid="00328354" fo:background-color="transparent" loext:char-shading-value="0" style:font-weight-asian="normal" style:font-weight-complex="normal"/>
    </style:style>
    <style:style style:name="T30" style:family="text">
      <style:text-properties fo:font-weight="normal" officeooo:rsid="00333484" fo:background-color="transparent" loext:char-shading-value="0" style:font-weight-asian="normal" style:font-weight-complex="normal"/>
    </style:style>
    <style:style style:name="T31" style:family="text">
      <style:text-properties officeooo:rsid="0021c8b8"/>
    </style:style>
    <style:style style:name="T32" style:family="text">
      <style:text-properties officeooo:rsid="0024447f" fo:background-color="transparent" loext:char-shading-value="0"/>
    </style:style>
    <style:style style:name="T33" style:family="text">
      <style:text-properties fo:background-color="transparent" loext:char-shading-value="0"/>
    </style:style>
    <style:style style:name="T34" style:family="text">
      <style:text-properties officeooo:rsid="00288aaf" fo:background-color="transparent" loext:char-shading-value="0"/>
    </style:style>
    <style:style style:name="T35" style:family="text">
      <style:text-properties fo:color="#000000" style:font-name="Droid Sans Mono" fo:font-size="10.5pt" fo:font-weight="normal" fo:background-color="transparent" loext:char-shading-value="0" style:font-weight-asian="normal" style:font-weight-complex="normal"/>
    </style:style>
    <style:style style:name="T36" style:family="text">
      <style:text-properties fo:color="#000000" style:font-name="Droid Sans Mono" fo:font-size="10.5pt" fo:font-weight="normal" officeooo:rsid="00351ece" fo:background-color="transparent" loext:char-shading-value="0" style:font-weight-asian="normal" style:font-weight-complex="normal"/>
    </style:style>
    <style:style style:name="T37" style:family="text">
      <style:text-properties fo:color="#000000" style:font-name="Droid Sans Mono" fo:font-size="10.5pt" fo:font-weight="normal" officeooo:rsid="0035f02d" fo:background-color="transparent" loext:char-shading-value="0" style:font-weight-asian="normal" style:font-weight-complex="normal"/>
    </style:style>
    <style:style style:name="T38" style:family="text">
      <style:text-properties fo:color="#000000" style:font-name="Droid Sans Mono" fo:font-size="10.5pt" fo:font-weight="normal" officeooo:rsid="00382c51" fo:background-color="transparent" loext:char-shading-value="0" style:font-weight-asian="normal" style:font-weight-complex="normal"/>
    </style:style>
    <style:style style:name="T39" style:family="text">
      <style:text-properties fo:color="#000000" style:font-name="Droid Sans Mono" fo:font-size="10.5pt" fo:font-weight="normal" officeooo:rsid="003a4fbf" fo:background-color="transparent" loext:char-shading-value="0" style:font-weight-asian="normal" style:font-weight-complex="normal"/>
    </style:style>
    <style:style style:name="T40" style:family="text">
      <style:text-properties fo:color="#000000" style:font-name="Droid Sans Mono" fo:font-size="10.5pt" fo:font-weight="normal" officeooo:rsid="003b1a7d" fo:background-color="transparent" loext:char-shading-value="0" style:font-weight-asian="normal" style:font-weight-complex="normal"/>
    </style:style>
    <style:style style:name="T41" style:family="text">
      <style:text-properties fo:color="#000000" style:font-name="Droid Sans Mono" fo:font-size="10.5pt" fo:font-weight="normal" officeooo:rsid="003b540b" fo:background-color="transparent" loext:char-shading-value="0" style:font-weight-asian="normal" style:font-weight-complex="normal"/>
    </style:style>
    <style:style style:name="T42" style:family="text">
      <style:text-properties fo:color="#000000" style:font-name="Droid Sans Mono" fo:font-size="10.5pt" fo:font-weight="bold" officeooo:rsid="00351ece" fo:background-color="transparent" loext:char-shading-value="0" style:font-weight-asian="bold" style:font-weight-complex="bold"/>
    </style:style>
    <style:style style:name="T43" style:family="text">
      <style:text-properties fo:color="#000000" style:font-name="Droid Sans Mono" fo:font-size="10.5pt" fo:font-weight="bold" officeooo:rsid="0035f02d" fo:background-color="transparent" loext:char-shading-value="0" style:font-weight-asian="bold" style:font-weight-complex="bold"/>
    </style:style>
    <style:style style:name="T44" style:family="text">
      <style:text-properties fo:color="#000000" style:font-name="Droid Sans Mono" fo:font-size="10.5pt" fo:font-weight="bold" officeooo:rsid="00382c51" fo:background-color="transparent" loext:char-shading-value="0" style:font-weight-asian="bold" style:font-weight-complex="bold"/>
    </style:style>
    <style:style style:name="T45" style:family="text">
      <style:text-properties fo:color="#000000" style:font-name="Droid Sans Mono" fo:font-size="10.5pt" fo:font-weight="bold" officeooo:rsid="003a4fbf" fo:background-color="transparent" loext:char-shading-value="0" style:font-weight-asian="bold" style:font-weight-complex="bold"/>
    </style:style>
    <style:style style:name="T46" style:family="text">
      <style:text-properties fo:color="#000000" style:font-name="Droid Sans Mono" fo:font-size="10.5pt" fo:font-weight="bold" officeooo:rsid="003a6ed0" fo:background-color="transparent" loext:char-shading-value="0" style:font-weight-asian="bold" style:font-weight-complex="bold"/>
    </style:style>
    <style:style style:name="T47" style:family="text">
      <style:text-properties fo:color="#000000" style:font-name="Droid Sans Mono" fo:font-size="10.5pt" fo:font-weight="bold" officeooo:rsid="003b1a7d" fo:background-color="transparent" loext:char-shading-value="0" style:font-weight-asian="bold" style:font-weight-complex="bold"/>
    </style:style>
    <style:style style:name="T48" style:family="text">
      <style:text-properties fo:color="#000000" style:font-name="Droid Sans Mono" fo:font-size="10.5pt" fo:font-weight="bold" fo:background-color="transparent" loext:char-shading-value="0" style:font-weight-asian="bold" style:font-weight-complex="bold"/>
    </style:style>
    <style:style style:name="T49" style:family="text">
      <style:text-properties fo:color="#000000" style:font-name="Droid Sans Mono" fo:font-size="10.5pt" fo:font-weight="bold" officeooo:rsid="003f6225" fo:background-color="transparent" loext:char-shading-value="0" style:font-weight-asian="bold" style:font-weight-complex="bold"/>
    </style:style>
    <style:style style:name="T50" style:family="text">
      <style:text-properties fo:color="#000000" style:font-name="Droid Sans Mono" fo:font-size="10.5pt" fo:font-weight="bold" officeooo:rsid="003ff705" fo:background-color="transparent" loext:char-shading-value="0" style:font-weight-asian="bold" style:font-weight-complex="bold"/>
    </style:style>
    <style:style style:name="T51" style:family="text">
      <style:text-properties fo:color="#000000" style:font-name="Droid Sans Mono" fo:font-size="10.5pt" fo:background-color="transparent" loext:char-shading-value="0"/>
    </style:style>
    <style:style style:name="T52" style:family="text">
      <style:text-properties fo:color="#000000" style:font-name="Droid Sans Mono" fo:font-size="10.5pt" officeooo:rsid="003c51a1" fo:background-color="transparent" loext:char-shading-value="0"/>
    </style:style>
    <style:style style:name="T53" style:family="text">
      <style:text-properties fo:color="#000000" style:font-name="Droid Sans Mono" fo:font-size="10.5pt" officeooo:rsid="003ff705" fo:background-color="transparent" loext:char-shading-value="0"/>
    </style:style>
    <style:style style:name="T54" style:family="text">
      <style:text-properties fo:color="#000000" style:text-position="super 58%" style:font-name="Droid Sans Mono" fo:font-size="10.5pt" officeooo:rsid="003ff705" fo:background-color="transparent" loext:char-shading-value="0"/>
    </style:style>
    <style:style style:name="T55" style:family="text">
      <style:text-properties style:text-position="0% 100%"/>
    </style:style>
    <style:style style:name="T56" style:family="text">
      <style:text-properties style:font-name="Droid Sans Mono" fo:font-size="10.5pt" officeooo:rsid="003ff705" style:font-weight-asian="normal" style:font-weight-complex="normal"/>
    </style:style>
    <style:style style:name="T57" style:family="text">
      <style:text-properties style:font-name="Droid Sans Mono" fo:font-size="10.5pt" officeooo:rsid="003ff705"/>
    </style:style>
    <style:style style:name="T58" style:family="text">
      <style:text-properties officeooo:rsid="0043ccf1"/>
    </style:style>
    <style:style style:name="T59" style:family="text">
      <style:text-properties officeooo:rsid="0043ccf1" style:font-weight-asian="normal" style:font-weight-complex="normal"/>
    </style:style>
    <style:style style:name="T60" style:family="text">
      <style:text-properties officeooo:rsid="0044456b" style:font-weight-asian="normal" style:font-weight-complex="normal"/>
    </style:style>
    <style:style style:name="T61" style:family="text">
      <style:text-properties officeooo:rsid="0044a72d" style:font-weight-asian="normal" style:font-weight-complex="normal"/>
    </style:style>
    <style:style style:name="T62" style:family="text">
      <style:text-properties officeooo:rsid="0045090c" style:font-weight-asian="normal" style:font-weight-complex="normal"/>
    </style:style>
    <style:style style:name="T63" style:family="text">
      <style:text-properties officeooo:rsid="00478cec" style:font-weight-asian="normal" style:font-weight-complex="normal"/>
    </style:style>
    <style:style style:name="T64" style:family="text">
      <style:text-properties officeooo:rsid="00486e2e" style:font-weight-asian="normal" style:font-weight-complex="normal"/>
    </style:style>
    <style:style style:name="T65" style:family="text">
      <style:text-properties officeooo:rsid="0049f6f7"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Note</text:span>: double hyphen (--) might change to single hyphen in a document. Please take care for the same while referring this document.</text:p>
      <text:p text:style-name="P10"/>
      <text:p text:style-name="P11"><text:span text:style-name="T7">Pytest </text:span><text:span text:style-name="T2"><text:s/>:- </text:span>pytest is a mature full-featured Python testing tool that helps you write better programs.</text:p>
      <text:p text:style-name="P3"/>
      <text:p text:style-name="P2">Install pytest</text:p>
      <text:p text:style-name="P1"/>
      <text:p text:style-name="P6">pip install pytest</text:p>
      <text:p text:style-name="P6"/>
      <text:p text:style-name="P2">Upgrade pytest</text:p>
      <text:p text:style-name="P2"/>
      <text:p text:style-name="P7">pip3 install –upgrade pytest</text:p>
      <text:p text:style-name="P7"/>
      <text:p text:style-name="P2">Checking Version</text:p>
      <text:p text:style-name="P2"/>
      <text:p text:style-name="P7">pytest <text:s/>--version</text:p>
      <text:p text:style-name="P7"/>
      <text:p text:style-name="P5">or </text:p>
      <text:p text:style-name="P8"/>
      <text:p text:style-name="P8">we can confirm installation by typing below command on command line.</text:p>
      <text:p text:style-name="P5"/>
      <text:p text:style-name="P5">py.test -h</text:p>
      <text:p text:style-name="P5"/>
      <text:p text:style-name="P4">Other Testing Framework Module</text:p>
      <text:p text:style-name="P4"/>
      <text:p text:style-name="P9">unittest <text:s/>- In the python Standard Library</text:p>
      <text:p text:style-name="P9">nose – Not in the python Standard Library.</text:p>
      <text:p text:style-name="P9">Pytest – Not in the python Standard Library.</text:p>
      <text:p text:style-name="P9"/>
      <text:p text:style-name="P23">Various Options</text:p>
      <text:p text:style-name="P23"/>
      <text:list xml:id="list3482787078" text:style-name="L1">
        <text:list-item>
          <text:p text:style-name="P13">Name of test_case_file should be start with prefix <text:span text:style-name="T1">“test_” </text:span><text:s/>- To automatically recognized by pytest</text:p>
          <text:p text:style-name="P13"/>
        </text:list-item>
        <text:list-item>
          <text:p text:style-name="P13">If we gave some another name – then we can manually mention while running pytest command,<text:span text:style-name="T1"> pytest &lt;name-of-file&gt;</text:span></text:p>
          <text:p text:style-name="P13"/>
        </text:list-item>
        <text:list-item>
          <text:p text:style-name="P14">test cases function inside the file name also starts with prefix <text:span text:style-name="T1">“test_” </text:span>. If it starts with any other prefix it will not r<text:span text:style-name="T18">ecognized as test-case while executing.<text:line-break/></text:span></text:p>
        </text:list-item>
        <text:list-item>
          <text:p text:style-name="P15">We can also use the <text:span text:style-name="T1">-v (verbose flag) </text:span>as: <text:span text:style-name="T1">pytest &lt;name_of_file.py&gt; -v <text:s/></text:span>. This will show some extra details like which test case passed and which test case failed.<text:line-break/></text:p>
        </text:list-item>
        <text:list-item>
          <text:p text:style-name="P16">We can also use <text:span text:style-name="T1">-x option </text:span><text:span text:style-name="T19">as : </text:span><text:span text:style-name="T3">pytest &lt;name_of_file.py&gt; -v -x <text:s/></text:span><text:span text:style-name="T19">. This will exist the futher processing as soon as any test case failed.<text:line-break/></text:span></text:p>
        </text:list-item>
        <text:list-item>
          <text:p text:style-name="P17">Off trace option, using –<text:span text:style-name="T1">tb=no </text:span><text:s/>if we want during execution, it not shows us the detailed information which test case failed <text:s/>with which error, we can run as: p<text:span text:style-name="T1">ytest &lt;name_of_file&gt; -v –tb=no </text:span><text:s/>This basically off the stack trace information.<text:line-break/></text:p>
        </text:list-item>
        <text:list-item>
          <text:p text:style-name="P18">If in test file we have multiple test cases, and we want to run only particular test case as adhoc, we can use as : <text:span text:style-name="T1">pytest &lt;name_of_file.py&gt;::&lt;test_case_name&gt; -</text:span><text:span text:style-name="T4">v </text:span><text:span text:style-name="T31">. using double </text:span><text:soft-page-break/><text:span text:style-name="T31">colon, we can explicitly mention which test case we want ti execute.<text:line-break/></text:span></text:p>
        </text:list-item>
        <text:list-item>
          <text:p text:style-name="P25"><text:span text:style-name="T20">We can also use the </text:span><text:span text:style-name="T8">-k option, </text:span><text:span text:style-name="T21"><text:s/>for pasing the expression. Lets say we have 4 test cases, with name test_add, test_add_string, test_product, test_product_string. And we want to run only those test cases – whose contain “add” as a string in its name. We can use as:<text:line-break/>pytest &lt;name_of_test_file.py&gt; -v -k “expression” <text:s/>ex: </text:span><text:span text:style-name="T9">pytest &lt;name_of_test_file.py&gt; -v -k “add” <text:s/>. </text:span><text:span text:style-name="T21"><text:s/></text:span><text:span text:style-name="T23">So it will execute only 2 test cases as only 2 test cases contain “add” string in their name. We can use and/or in expression as : </text:span><text:span text:style-name="T9">pytest &lt;name_of_test_file.py&gt; -v -k “add </text:span><text:span text:style-name="T10">or string</text:span><text:span text:style-name="T9">” <text:s text:c="2"/>; pytest &lt;name_of_test_file.py&gt; -v -k “add </text:span><text:span text:style-name="T10">and string</text:span><text:span text:style-name="T9">” <text:line-break/></text:span></text:p>
        </text:list-item>
        <text:list-item>
          <text:p text:style-name="P19"><text:span text:style-name="T32">W</text:span><text:span text:style-name="T33">e can <text:s/>also use –</text:span><text:span text:style-name="T11">maxfail </text:span><text:span text:style-name="T33"><text:s/>option, which says, if particular number of test cases failed, then it stops further execution: </text:span><text:span text:style-name="T11">pytest &lt;name_of_test_file.py&gt; -v –maxfail=2 </text:span><text:span text:style-name="T33"><text:s/>; </text:span><text:span text:style-name="T34">So if only 1 case failed, <text:s/>execution contnue till end, and as soon as 2 cases failed. It not execute further test cases if any.<text:line-break/></text:span></text:p>
        </text:list-item>
        <text:list-item>
          <text:p text:style-name="P26"><text:span text:style-name="T24"><text:s/></text:span><text:span text:style-name="T25">We can also use the </text:span><text:span text:style-name="T12">-m <text:s/></text:span><text:span text:style-name="T25"><text:s/>mark option during execution, as: </text:span><text:span text:style-name="T12">pytest &lt;name_of_test_file.py&gt; -v -m “</text:span><text:span text:style-name="T13">expression</text:span><text:span text:style-name="T12">”. </text:span><text:span text:style-name="T25"><text:s/></text:span><text:span text:style-name="T26">So only those test cases will run, on which we set decorator as </text:span><text:span text:style-name="T13">@pytest.mark.expression</text:span><text:span text:style-name="T26"> ; ex: @pytest.mark.addition on one test case and </text:span></text:p>
          <text:p text:style-name="P28"><text:span text:style-name="T22">@pytest.mark.multiplication as a decorator on another test case </text:span><text:span text:style-name="T27">and if we run as : </text:span><text:span text:style-name="T14">pytest &lt;name_of_test_file.py&gt; -m addition -v</text:span><text:span text:style-name="T27"> . Then only those test cases will run, who has @pytest.mark.addition as a decorator, </text:span><text:span text:style-name="T28">rest wil not run.<text:line-break/></text:span></text:p>
        </text:list-item>
        <text:list-item>
          <text:p text:style-name="P28"><text:span text:style-name="T28"><text:s/></text:span><text:span text:style-name="T29">We can also </text:span><text:span text:style-name="T15">skip</text:span><text:span text:style-name="T29"> the test cases if we don’t want to run using </text:span><text:span text:style-name="T15">@pytest.mark.skip(reason=”msg”) <text:s/></text:span><text:span text:style-name="T29">as a decorator ; so when we execute as: pytest &lt;name_of_file.py&gt; -v ; It will SKIPPED those test cases on which @pytest.mark.skip decorator is there.<text:line-break/></text:span></text:p>
        </text:list-item>
        <text:list-item>
          <text:p text:style-name="P27"><text:span text:style-name="T29">W</text:span><text:span text:style-name="T30">e can also use </text:span><text:span text:style-name="T16">skip </text:span><text:span text:style-name="T30"><text:s/>on based of some condition using </text:span><text:span text:style-name="T16">@pytest.mark.skipif(condition, reason=”msg”) </text:span><text:span text:style-name="T30"><text:s/>So this particular test case will SKIP if that condition met example: </text:span><text:span text:style-name="T35">@pytest.mark.skipif(sys.version_info &lt; (1,3), reason="Do Not run integer product")<text:line-break/></text:span></text:p>
        </text:list-item>
        <text:list-item>
          <text:p text:style-name="P27"><text:span text:style-name="T35"><text:s/></text:span><text:span text:style-name="T36">To use @pytest decorator anywhere with .mark, .skip, .skipif – we need to first </text:span><text:span text:style-name="T42">import pytest </text:span><text:span text:style-name="T36"><text:s/>in our testing file<text:line-break/></text:span></text:p>
        </text:list-item>
        <text:list-item>
          <text:p text:style-name="P27"><text:span text:style-name="T36"><text:s/></text:span><text:span text:style-name="T37">We can also use </text:span><text:span text:style-name="T43">-s </text:span><text:span text:style-name="T37"><text:s/>option, to print any print statements written inside test_function n test cases file. If we write any print() statement inside test function. By default that not get printed during execution. </text:span><text:span text:style-name="T38">So if we want to print that, we need to use “-s” option as: </text:span><text:span text:style-name="T44">pytest &lt;name_of_test_file&gt; -s -v<text:line-break/></text:span></text:p>
        </text:list-item>
        <text:list-item>
          <text:p text:style-name="P27"><text:span text:style-name="T44"><text:s/></text:span><text:span text:style-name="T39">We can also use the –</text:span><text:span text:style-name="T45">capture=no </text:span><text:span text:style-name="T39"><text:s/>instead of </text:span><text:span text:style-name="T45">-s </text:span><text:span text:style-name="T39"><text:s/>both have some function<text:line-break/></text:span><text:span text:style-name="T46">pytest &lt;name_of_test_file&gt; -v –capture=no<text:line-break/></text:span></text:p>
        </text:list-item>
        <text:list-item>
          <text:p text:style-name="P27"><text:span text:style-name="T46"><text:s/></text:span><text:span text:style-name="T40"><text:s/>We can also use the </text:span><text:span text:style-name="T47">-q <text:s/></text:span><text:span text:style-name="T40"><text:s/>option (quiet mode) option. </text:span><text:span text:style-name="T41">If we use option, it will not print other details like how many test cases execute, which passed, which failed, which is the root dirctory etc, it only says how many passed and how many failed.</text:span></text:p>
          <text:p text:style-name="P24"><text:span text:style-name="T52">p</text:span><text:span text:style-name="T51">ytest &lt;name_of_test_file.py&gt; -q<text:line-break/></text:span></text:p>
        </text:list-item>
        <text:list-item>
          <text:p text:style-name="P20"><text:span text:style-name="T51">We can use the </text:span><text:span text:style-name="T48">@pytest.mark.parametrize(‘ </text:span><text:span text:style-name="T49">inp_</text:span><text:span text:style-name="T48">parameter, </text:span><text:span text:style-name="T49">out_param’</text:span><text:span text:style-name="T48">, iterable. </text:span><text:span text:style-name="T53">Lets suppose we have one function add(x, y) and we need to test this function for <text:s/>integer, floats, strings. So First case is – Create 3 different test-scenarios as test_add_integer() , test_add_float(), test_add_strings() </text:span><text:span text:style-name="T50">OR </text:span><text:span text:style-name="T53"><text:s/>just create one function and use all assert statement with in one function. But in both cases, we need to call one function 3 times for all 3 cases. So, to optimize it, we can use the </text:span><text:span text:style-name="T50">@pytest.mark.parametrize </text:span><text:span text:style-name="T53">as a decorator which take 2 parameter, First is </text:span><text:soft-page-break/><text:span text:style-name="T53">STRING (which is comma seperated and contains all input and outpu variable) ; 2</text:span><text:span text:style-name="T54">nd</text:span><text:span text:style-name="T53"> parameter is iterable in form of list, and list contains tuple ex:</text:span></text:p>
        </text:list-item>
      </text:list>
      <text:p text:style-name="P21"><text:span text:style-name="T53"><text:tab/></text:span></text:p>
      <text:p text:style-name="P30"><text:span text:style-name="T56"><text:tab/></text:span><text:span text:style-name="T57">@pytest.mark.parametrize('x, y, result',</text:span></text:p>
      <text:p text:style-name="P32"><text:s text:c="53"/>[</text:p>
      <text:p text:style-name="P32"><text:s text:c="56"/>(7, 3, 10),</text:p>
      <text:p text:style-name="P32"><text:s text:c="56"/>(10.5, 25.5, 36),</text:p>
      <text:p text:style-name="P32"><text:s text:c="56"/>("Hello ", "World", "Hello World")</text:p>
      <text:p text:style-name="P32"><text:s text:c="53"/>]</text:p>
      <text:p text:style-name="P32"><text:s text:c="52"/>)</text:p>
      <text:p text:style-name="P32"><text:s text:c="13"/>def test_functions(x, y, result):</text:p>
      <text:p text:style-name="P32"><text:s text:c="24"/>assert parametrized_code.add(x, y) == result</text:p>
      <text:p text:style-name="P32"/>
      <text:p text:style-name="P33">18. <text:span text:style-name="T58">We can also use </text:span><text:span text:style-name="T5">@pytest.fixture <text:s text:c="2"/></text:span><text:span text:style-name="T59"><text:s/>or </text:span><text:span text:style-name="T5">@pytest.fixture(scope=’module’)</text:span><text:span text:style-name="T17">. </text:span><text:span text:style-name="T60">Lets suppose we have code – related to Database functionality. So we created 100 test cases like insert, update, delete for different different values, So every test case, one thing is common i.e. database connection. So, one naive approach is create a database connection every time inside all test scenario. </text:span><text:span text:style-name="T61">But by using this method – code gets repeated multiple time. </text:span><text:span text:style-name="T62">So other approach is using </text:span><text:span text:style-name="T6">@pytest.fixture </text:span><text:span text:style-name="T62"><text:s/>we can create one method and inside that we define common things like database connection and decorate that method using </text:span><text:span text:style-name="T6">@pytest.fixture –</text:span><text:span text:style-name="T62"> </text:span><text:span text:style-name="T63">and we can remove the connection code from all other test case scenarios. So what this does is – when we execute, automatically first database connection get estabished or code inside written in that module on which we have fixture decorator wiill execute first. </text:span><text:span text:style-name="T64">If we not define scope=’module’. </text:span><text:span text:style-name="T65">It calls twice (same as setup and teardown)</text:span></text:p>
      <text:p text:style-name="P33"><text:span text:style-name="T60"><text:s/></text:span></text:p>
      <text:p text:style-name="P33"/>
      <text:p text:style-name="P31"><text:span text:style-name="T57"/></text:p>
      <text:list xml:id="list55141396257963" text:continue-numbering="true" text:style-name="L1">
        <text:list-header>
          <text:p text:style-name="P29"><text:span text:style-name="T22"/></text:p>
        </text:list-header>
      </text:list>
      <text:p text:style-name="P22"><text:tab/></text:p>
      <text:list xml:id="list55141351760004" text:continue-numbering="true" text:style-name="L1">
        <text:list-header>
          <text:p text:style-name="P14"/>
        </text:list-header>
      </text:list>
      <text:p text:style-name="P9"/>
      <text:p text:style-name="P9"/>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Garamond" svg:font-family="Garamond,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22:30:13.788110145</meta:creation-date>
    <dc:date>2021-04-13T05:51:39.357928205</dc:date>
    <meta:editing-duration>PT3H11M53S</meta:editing-duration>
    <meta:editing-cycles>59</meta:editing-cycles>
    <meta:generator>LibreOffice/6.4.6.2$Linux_X86_64 LibreOffice_project/40$Build-2</meta:generator>
    <meta:document-statistic meta:table-count="0" meta:image-count="0" meta:object-count="0" meta:page-count="3" meta:paragraph-count="48" meta:word-count="1036" meta:character-count="6721" meta:non-whitespace-character-count="5311"/>
  </office:meta>
</office:document-meta>
</file>